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8386" officeooo:paragraph-rsid="00178386"/>
    </style:style>
    <style:style style:name="P2" style:family="paragraph" style:parent-style-name="Standard">
      <style:text-properties fo:font-weight="bold" officeooo:rsid="00178386" officeooo:paragraph-rsid="00178386" style:font-weight-asian="bold" style:font-weight-complex="bold"/>
    </style:style>
    <style:style style:name="P3" style:family="paragraph" style:parent-style-name="Standard">
      <style:text-properties fo:font-style="italic" officeooo:rsid="00178386" officeooo:paragraph-rsid="00178386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Experiment 7</text:p>
      <text:p text:style-name="P1"># Ashmin Jayson S7 DS 14</text:p>
      <text:p text:style-name="P1"># Client-Server communication using TCP (VM JAVA)</text:p>
      <text:p text:style-name="P1"># Date : 06/11/23</text:p>
      <text:p text:style-name="P1"/>
      <text:p text:style-name="P1">import java.io.*;</text:p>
      <text:p text:style-name="P1">import java.net.*;</text:p>
      <text:p text:style-name="P1"/>
      <text:p text:style-name="P1"/>
      <text:p text:style-name="P1"/>
      <text:p text:style-name="P1">// Client </text:p>
      <text:p text:style-name="P1"/>
      <text:p text:style-name="P1"/>
      <text:p text:style-name="P1">public class Client {</text:p>
      <text:p text:style-name="P1"><text:s text:c="4"/>private Socket s = null;</text:p>
      <text:p text:style-name="P1"><text:s text:c="4"/>private DataInputStream input = null;</text:p>
      <text:p text:style-name="P1"><text:s text:c="4"/>private DataOutputStream out = null;</text:p>
      <text:p text:style-name="P1">private InputStreamReader streamReader = null;</text:p>
      <text:p text:style-name="P1"><text:s/></text:p>
      <text:p text:style-name="P1"/>
      <text:p text:style-name="P1"><text:s text:c="4"/>public Client(String address, int port)</text:p>
      <text:p text:style-name="P1"><text:s text:c="4"/>{</text:p>
      <text:p text:style-name="P1"/>
      <text:p text:style-name="P1"><text:s text:c="8"/>try {</text:p>
      <text:p text:style-name="P1"><text:s text:c="12"/>s = new Socket(address, port);</text:p>
      <text:p text:style-name="P1"><text:s text:c="12"/>System.out.println("Connected");</text:p>
      <text:p text:style-name="P1"/>
      <text:p text:style-name="P1"><text:s text:c="12"/>input = new DataInputStream(System.in);</text:p>
      <text:p text:style-name="P1"><text:s/></text:p>
      <text:p text:style-name="P1"><text:s text:c="2"/></text:p>
      <text:p text:style-name="P1"><text:s text:c="12"/>out = new DataOutputStream(</text:p>
      <text:p text:style-name="P1"><text:s text:c="16"/>s.getOutputStream());</text:p>
      <text:p text:style-name="P1"><text:tab/><text:tab/>streamReader = new InputStreamReader(s.getInputStream());</text:p>
      <text:p text:style-name="P1"><text:s text:c="8"/>}</text:p>
      <text:p text:style-name="P1"><text:s text:c="8"/>catch (UnknownHostException u) {</text:p>
      <text:p text:style-name="P1"><text:s text:c="12"/>System.out.println(u);</text:p>
      <text:p text:style-name="P1"><text:s text:c="12"/>return;</text:p>
      <text:p text:style-name="P1"><text:s text:c="8"/>}</text:p>
      <text:p text:style-name="P1"><text:s text:c="8"/>catch (IOException i) {</text:p>
      <text:p text:style-name="P1"><text:s text:c="12"/>System.out.println(i);</text:p>
      <text:p text:style-name="P1"><text:s text:c="12"/>return;</text:p>
      <text:p text:style-name="P1"><text:s text:c="8"/>}</text:p>
      <text:p text:style-name="P1"><text:s/></text:p>
      <text:p text:style-name="P1"/>
      <text:p text:style-name="P1"><text:s text:c="8"/>String line = "";</text:p>
      <text:p text:style-name="P1"><text:s/></text:p>
      <text:p text:style-name="P1"><text:s text:c="4"/></text:p>
      <text:p text:style-name="P1"><text:s text:c="8"/>BufferedReader reader = new BufferedReader(streamReader);</text:p>
      <text:p text:style-name="P1"/>
      <text:p text:style-name="P1"><text:s text:c="8"/>while (!line.equals("Over")) {</text:p>
      <text:p text:style-name="P1"><text:s text:c="12"/>try {</text:p>
      <text:p text:style-name="P1"><text:s text:c="16"/>line = input.readLine();</text:p>
      <text:p text:style-name="P1"><text:soft-page-break/><text:s text:c="16"/>out.writeUTF(line);</text:p>
      <text:p text:style-name="P1"/>
      <text:p text:style-name="P1"><text:s text:c="8"/>String responseMessage = reader.readLine();</text:p>
      <text:p text:style-name="P1"><text:s text:c="8"/>System.out.println(responseMessage);</text:p>
      <text:p text:style-name="P1"/>
      <text:p text:style-name="P1"><text:s text:c="12"/>}</text:p>
      <text:p text:style-name="P1"><text:s text:c="12"/>catch (IOException i) {</text:p>
      <text:p text:style-name="P1"><text:s text:c="16"/>System.out.println(i);</text:p>
      <text:p text:style-name="P1"><text:s text:c="12"/>}</text:p>
      <text:p text:style-name="P1"><text:s text:c="8"/>}</text:p>
      <text:p text:style-name="P1"><text:s/></text:p>
      <text:p text:style-name="P1"/>
      <text:p text:style-name="P1"><text:s text:c="8"/>try {</text:p>
      <text:p text:style-name="P1"><text:s text:c="12"/>input.close();</text:p>
      <text:p text:style-name="P1"><text:s text:c="12"/>out.close();</text:p>
      <text:p text:style-name="P1"><text:s text:c="12"/>s.close();</text:p>
      <text:p text:style-name="P1"><text:s text:c="8"/>}</text:p>
      <text:p text:style-name="P1"><text:s text:c="8"/>catch (IOException i) {</text:p>
      <text:p text:style-name="P1"><text:s text:c="12"/>System.out.println(i);</text:p>
      <text:p text:style-name="P1"><text:s text:c="8"/>}</text:p>
      <text:p text:style-name="P1"><text:s text:c="4"/>}</text:p>
      <text:p text:style-name="P1"/>
      <text:p text:style-name="P1">}</text:p>
      <text:p text:style-name="P1"/>
      <text:p text:style-name="P1">public class Tcp {</text:p>
      <text:p text:style-name="P1"><text:s/></text:p>
      <text:p text:style-name="P1"><text:s text:c="4"/>public static void main(String args[])</text:p>
      <text:p text:style-name="P1"><text:s text:c="4"/>{</text:p>
      <text:p text:style-name="P1"><text:s text:c="8"/>Client client = new Client("127.0.0.1", 5000);</text:p>
      <text:p text:style-name="P1"><text:s text:c="4"/>}</text:p>
      <text:p text:style-name="P1">}</text:p>
      <text:p text:style-name="P1"/>
      <text:p text:style-name="P1">// Server</text:p>
      <text:p text:style-name="P1"/>
      <text:p text:style-name="P1">public class Server</text:p>
      <text:p text:style-name="P1">{</text:p>
      <text:p text:style-name="P1"/>
      <text:p text:style-name="P1"><text:s text:c="4"/>private Socket <text:s text:c="9"/>socket <text:s text:c="2"/>= null;</text:p>
      <text:p text:style-name="P1"><text:s text:c="4"/>private ServerSocket <text:s text:c="3"/>server <text:s text:c="2"/>= null;</text:p>
      <text:p text:style-name="P1"><text:s text:c="4"/>private DataInputStream in <text:s text:c="6"/>= <text:s/>null;</text:p>
      <text:p text:style-name="P1"/>
      <text:p text:style-name="P1"><text:s text:c="4"/>public Server(int port)</text:p>
      <text:p text:style-name="P1"><text:s text:c="4"/>{</text:p>
      <text:p text:style-name="P1"/>
      <text:p text:style-name="P1"><text:s text:c="8"/>try</text:p>
      <text:p text:style-name="P1"><text:s text:c="8"/>{</text:p>
      <text:p text:style-name="P1"><text:s text:c="12"/>server = new ServerSocket(port);</text:p>
      <text:p text:style-name="P1"><text:s text:c="12"/>System.out.println("Server started");</text:p>
      <text:p text:style-name="P1"><text:s/></text:p>
      <text:p text:style-name="P1"><text:s text:c="12"/>System.out.println("Waiting for a client ...");</text:p>
      <text:p text:style-name="P1"><text:s/></text:p>
      <text:p text:style-name="P1"><text:s text:c="12"/>socket = server.accept();</text:p>
      <text:p text:style-name="P1"><text:soft-page-break/><text:s text:c="12"/>System.out.println("Client accepted");</text:p>
      <text:p text:style-name="P1"/>
      <text:p text:style-name="P1"><text:s text:c="12"/>in = new DataInputStream(</text:p>
      <text:p text:style-name="P1"><text:s text:c="16"/>new BufferedInputStream(socket.getInputStream()));</text:p>
      <text:p text:style-name="P1"><text:tab/> <text:s text:c="3"/><text:tab/>PrintWriter writer = new PrintWriter(socket.getOutputStream()); </text:p>
      <text:p text:style-name="P1"><text:s text:c="12"/>String line = "";</text:p>
      <text:p text:style-name="P1"><text:s/></text:p>
      <text:p text:style-name="P1"/>
      <text:p text:style-name="P1"><text:s text:c="12"/>while (!line.equals("Over"))</text:p>
      <text:p text:style-name="P1"><text:s text:c="12"/>{</text:p>
      <text:p text:style-name="P1"><text:s text:c="16"/>try</text:p>
      <text:p text:style-name="P1"><text:s text:c="16"/>{</text:p>
      <text:p text:style-name="P1"><text:s text:c="20"/>line = in.readUTF();</text:p>
      <text:p text:style-name="P1"><text:s text:c="20"/>System.out.println(line);</text:p>
      <text:p text:style-name="P1"><text:tab/>String nstr = "";</text:p>
      <text:p text:style-name="P1"><text:s text:c="6"/>for (int i=0; i&lt;line.length(); i++)</text:p>
      <text:p text:style-name="P1"><text:s text:c="6"/>{</text:p>
      <text:p text:style-name="P1"><text:s text:c="8"/>char ch= line.charAt(i); </text:p>
      <text:p text:style-name="P1"><text:s text:c="8"/>nstr= ch+nstr;</text:p>
      <text:p text:style-name="P1"><text:s text:c="6"/>}</text:p>
      <text:p text:style-name="P1"><text:s text:c="12"/><text:tab/><text:tab/><text:tab/>String response = "Response : " + nstr;</text:p>
      <text:p text:style-name="P1"><text:s text:c="11"/><text:tab/> writer.println(response);</text:p>
      <text:p text:style-name="P1"><text:tab/><text:tab/><text:tab/>writer.flush();</text:p>
      <text:p text:style-name="P1"><text:s/></text:p>
      <text:p text:style-name="P1"><text:s text:c="16"/>}</text:p>
      <text:p text:style-name="P1"><text:s text:c="16"/>catch(IOException i)</text:p>
      <text:p text:style-name="P1"><text:s text:c="16"/>{</text:p>
      <text:p text:style-name="P1">System.out.println("Shit exception only");</text:p>
      <text:p text:style-name="P1"><text:s text:c="20"/>System.out.println(i);</text:p>
      <text:p text:style-name="P1"><text:s text:c="16"/>}</text:p>
      <text:p text:style-name="P1"><text:s text:c="12"/>}</text:p>
      <text:p text:style-name="P1"><text:s text:c="12"/>System.out.println("Closing connection");</text:p>
      <text:p text:style-name="P1"><text:s/></text:p>
      <text:p text:style-name="P1"/>
      <text:p text:style-name="P1"><text:s text:c="12"/>socket.close();</text:p>
      <text:p text:style-name="P1"><text:s text:c="12"/>in.close();</text:p>
      <text:p text:style-name="P1"><text:s text:c="8"/>}</text:p>
      <text:p text:style-name="P1"><text:s text:c="8"/>catch(IOException i)</text:p>
      <text:p text:style-name="P1"><text:s text:c="8"/>{</text:p>
      <text:p text:style-name="P1"><text:s text:c="12"/>System.out.println(i);</text:p>
      <text:p text:style-name="P1"><text:s text:c="8"/>}</text:p>
      <text:p text:style-name="P1"><text:s text:c="4"/>}</text:p>
      <text:p text:style-name="P1"/>
      <text:p text:style-name="P1">}</text:p>
      <text:p text:style-name="P1"/>
      <text:p text:style-name="P1"/>
      <text:p text:style-name="P1">public class Run</text:p>
      <text:p text:style-name="P1">{</text:p>
      <text:p text:style-name="P1"><text:s/></text:p>
      <text:p text:style-name="P1"><text:s text:c="4"/>public static void main(String args[])</text:p>
      <text:p text:style-name="P1"><text:s text:c="4"/>{</text:p>
      <text:p text:style-name="P1"><text:s text:c="8"/>Server server = new Server(5000);</text:p>
      <text:p text:style-name="P1"><text:soft-page-break/><text:s text:c="4"/>}</text:p>
      <text:p text:style-name="P1">}</text:p>
      <text:p text:style-name="P1"/>
      <text:p text:style-name="P2">Output</text:p>
      <text:p text:style-name="P3">Client</text:p>
      <text:p text:style-name="P1">Connected</text:p>
      <text:p text:style-name="P1">Heyy</text:p>
      <text:p text:style-name="P1">Response : yyehhh</text:p>
      <text:p text:style-name="P1">Whattt?</text:p>
      <text:p text:style-name="P1">Response : ?tttahW</text:p>
      <text:p text:style-name="P1"/>
      <text:p text:style-name="P1"/>
      <text:p text:style-name="P3">Server</text:p>
      <text:p text:style-name="P1">Server Started</text:p>
      <text:p text:style-name="P1">Waiting for a <text:s/>client ...</text:p>
      <text:p text:style-name="P1">Client accepted</text:p>
      <text:p text:style-name="P1">Heyy</text:p>
      <text:p text:style-name="P1">Whattt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1:07:52.888516488</meta:creation-date>
    <dc:date>2023-11-06T11:10:48.655401887</dc:date>
    <meta:editing-duration>PT2M56S</meta:editing-duration>
    <meta:editing-cycles>1</meta:editing-cycles>
    <meta:document-statistic meta:table-count="0" meta:image-count="0" meta:object-count="0" meta:page-count="4" meta:paragraph-count="144" meta:word-count="310" meta:character-count="3300" meta:non-whitespace-character-count="2141"/>
    <meta:generator>LibreOffice/7.3.7.2$Linux_X86_64 LibreOffice_project/30$Build-2</meta:generator>
  </office:meta>
</office:document-meta>
</file>